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P7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P8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9" style:parent-style-name="Standard" style:family="paragraph">
      <style:paragraph-properties fo:line-height="150%"/>
    </style:style>
    <style:style style:name="T1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9" style:parent-style-name="Standard" style:family="paragraph">
      <style:paragraph-properties fo:text-align="justify" fo:line-height="150%"/>
    </style:style>
    <style:style style:name="T2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2" style:parent-style-name="Standard" style:family="paragraph">
      <style:paragraph-properties fo:line-height="150%"/>
    </style:style>
    <style:style style:name="T2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5" style:parent-style-name="Standard" style:family="paragraph">
      <style:paragraph-properties fo:line-height="150%"/>
    </style:style>
    <style:style style:name="T2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8" style:parent-style-name="Standard" style:family="paragraph">
      <style:paragraph-properties fo:line-height="150%"/>
    </style:style>
    <style:style style:name="T2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2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3" style:parent-style-name="Standard" style:family="paragraph">
      <style:paragraph-properties fo:line-height="150%"/>
    </style:style>
    <style:style style:name="T3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9" style:parent-style-name="Standard" style:family="paragraph">
      <style:paragraph-properties fo:text-align="justify" fo:line-height="150%"/>
    </style:style>
    <style:style style:name="T4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2" style:parent-style-name="Standard" style:family="paragraph">
      <style:paragraph-properties fo:line-height="150%"/>
    </style:style>
    <style:style style:name="T4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5" style:parent-style-name="Standard" style:family="paragraph">
      <style:paragraph-properties fo:line-height="150%"/>
    </style:style>
    <style:style style:name="T4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8" style:parent-style-name="Standard" style:family="paragraph">
      <style:paragraph-properties fo:line-height="150%"/>
    </style:style>
    <style:style style:name="T4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5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1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2" style:parent-style-name="Standard" style:family="paragraph">
      <style:paragraph-properties fo:line-height="150%"/>
    </style:style>
    <style:style style:name="T5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5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5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60" style:parent-style-name="Standard" style:family="paragraph">
      <style:paragraph-properties fo:text-align="justify" fo:line-height="150%"/>
    </style:style>
    <style:style style:name="T6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6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63" style:parent-style-name="Standard" style:family="paragraph">
      <style:paragraph-properties fo:line-height="150%"/>
    </style:style>
    <style:style style:name="T6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6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66" style:parent-style-name="Standard" style:family="paragraph">
      <style:paragraph-properties fo:line-height="150%"/>
    </style:style>
    <style:style style:name="T6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6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69" style:parent-style-name="Standard" style:family="paragraph">
      <style:paragraph-properties fo:line-height="150%"/>
    </style:style>
    <style:style style:name="T7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7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72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73" style:parent-style-name="Standard" style:family="paragraph">
      <style:paragraph-properties fo:line-height="150%"/>
    </style:style>
    <style:style style:name="T7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7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7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7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80" style:parent-style-name="Standard" style:family="paragraph">
      <style:paragraph-properties fo:text-align="justify" fo:line-height="150%"/>
    </style:style>
    <style:style style:name="T8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8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83" style:parent-style-name="Standard" style:family="paragraph">
      <style:paragraph-properties fo:line-height="150%"/>
    </style:style>
    <style:style style:name="T8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8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86" style:parent-style-name="Standard" style:family="paragraph">
      <style:paragraph-properties fo:line-height="150%"/>
    </style:style>
    <style:style style:name="T8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8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8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9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91" style:parent-style-name="Standard" style:family="paragraph">
      <style:paragraph-properties fo:line-height="150%"/>
    </style:style>
    <style:style style:name="T9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9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94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95" style:parent-style-name="Standard" style:family="paragraph">
      <style:paragraph-properties fo:line-height="150%"/>
    </style:style>
    <style:style style:name="T9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9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9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9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0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0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0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0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0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05" style:parent-style-name="Standard" style:family="paragraph">
      <style:paragraph-properties fo:text-align="justify" fo:line-height="150%"/>
    </style:style>
    <style:style style:name="T10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0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08" style:parent-style-name="Standard" style:family="paragraph">
      <style:paragraph-properties fo:line-height="150%"/>
    </style:style>
    <style:style style:name="T10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1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11" style:parent-style-name="Standard" style:family="paragraph">
      <style:paragraph-properties fo:line-height="150%"/>
    </style:style>
    <style:style style:name="T11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1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1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11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P116" style:parent-style-name="Standard" style:family="paragraph">
      <style:paragraph-properties fo:line-height="150%"/>
    </style:style>
    <style:style style:name="T11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1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</office:automatic-styles>
  <office:body>
    <office:text text:use-soft-page-breaks="true">
      <text:p text:style-name="P1">Aluno: Rogério Tristão Junior<text:tab/><text:tab/><text:tab/><text:tab/>Data: 23/08/2013 – 02/09/2013</text:p>
      <text:p text:style-name="P7">Fase/Iteração: Iteração 1<text:tab/><text:tab/><text:tab/><text:tab/><text:tab/>Esforço Total: ~<text:s/>17,5 horas</text:p>
      <text:p text:style-name="P8"/>
      <text:p text:style-name="P9"><text:span text:style-name="T10">Atividade</text:span><text:span text:style-name="T11">: Migração do módulo mobile para maven</text:span><text:span text:style-name="T12"><text:tab/></text:span><text:span text:style-name="T13"><text:tab/></text:span><text:span text:style-name="T14"><text:tab/></text:span><text:span text:style-name="T15"><text:tab/></text:span><text:span text:style-name="T16">Esforço</text:span><text:span text:style-name="T17">: 10</text:span><text:span text:style-name="T18"><text:s/>horas</text:span></text:p>
      <text:p text:style-name="P19"><text:span text:style-name="T20">Descrição</text:span><text:span text:style-name="T21">: Anteriormente, o projeto fora feito sob a ferramenta ANT, há uma necessidade em migrar para o maven, para utilizar os recursos utilizados pela fábrica.</text:span></text:p>
      <text:p text:style-name="P22"><text:span text:style-name="T23">Produtos</text:span><text:span text:style-name="T24">: Projeto Maven do módulo mobile do CONTPATRI</text:span></text:p>
      <text:p text:style-name="P25"><text:span text:style-name="T26">Equipe</text:span><text:span text:style-name="T27">: Rogério Tristão Junior</text:span></text:p>
      <text:p text:style-name="P28"><text:span text:style-name="T29">A</text:span><text:span text:style-name="T30">rtefato</text:span><text:span text:style-name="T31">: Nenhum.</text:span></text:p>
      <text:p text:style-name="P32"/>
      <text:p text:style-name="P33"><text:span text:style-name="T34">Atividade</text:span><text:span text:style-name="T35">: Configuração de bibliotecas para a camada de apresentação</text:span><text:span text:style-name="T36"><text:tab/></text:span><text:span text:style-name="T37">Esforço</text:span><text:span text:style-name="T38">: 3,5 horas</text:span></text:p>
      <text:p text:style-name="P39"><text:span text:style-name="T40">Descrição</text:span><text:span text:style-name="T41">: Definição e configuração de bibliotecas utilizadas para a camada de apresentação.</text:span></text:p>
      <text:p text:style-name="P42"><text:span text:style-name="T43">Produtos</text:span><text:span text:style-name="T44">: Nenhum.</text:span></text:p>
      <text:p text:style-name="P45"><text:span text:style-name="T46">Equipe</text:span><text:span text:style-name="T47">: Rogério Tristão Junior e Muryllo Tiraza</text:span></text:p>
      <text:p text:style-name="P48"><text:span text:style-name="T49">Artefato</text:span><text:span text:style-name="T50">: Nenhum.</text:span></text:p>
      <text:p text:style-name="P51"/>
      <text:p text:style-name="P52"><text:span text:style-name="T53">Atividade</text:span><text:span text:style-name="T54">: Configuração de bibliotecas para o aplicativo</text:span><text:span text:style-name="T55"><text:tab/></text:span><text:span text:style-name="T56"><text:tab/></text:span><text:span text:style-name="T57"><text:tab/></text:span><text:span text:style-name="T58">Esforço</text:span><text:span text:style-name="T59">: 1 hora</text:span></text:p>
      <text:p text:style-name="P60"><text:span text:style-name="T61">Descrição</text:span><text:span text:style-name="T62">: Definição e configuração de bibliotecas utilizadas para a camada de apresentação.</text:span></text:p>
      <text:p text:style-name="P63"><text:span text:style-name="T64">Produtos</text:span><text:span text:style-name="T65">: Nenhum.</text:span></text:p>
      <text:p text:style-name="P66"><text:span text:style-name="T67">Equipe</text:span><text:span text:style-name="T68">: Rogério Tristão Junior e Natan Pimenta</text:span></text:p>
      <text:p text:style-name="P69"><text:span text:style-name="T70">Artefato</text:span><text:span text:style-name="T71">: Nenhum.</text:span></text:p>
      <text:p text:style-name="P72"/>
      <text:p text:style-name="P73"><text:span text:style-name="T74">Atividade</text:span><text:span text:style-name="T75">: Estudo da arquitetura maven para projetos android</text:span><text:span text:style-name="T76"><text:tab/></text:span><text:span text:style-name="T77"><text:tab/></text:span><text:span text:style-name="T78">Esforço</text:span><text:span text:style-name="T79">: 2 horas</text:span></text:p>
      <text:soft-page-break/>
      <text:p text:style-name="P80"><text:span text:style-name="T81">Descrição</text:span><text:span text:style-name="T82">: Estudo para conhecimento, aplicação e manutenção de metas e configurações do maven para android.</text:span></text:p>
      <text:p text:style-name="P83"><text:span text:style-name="T84">Produtos</text:span><text:span text:style-name="T85">: Nenhum.</text:span></text:p>
      <text:p text:style-name="P86"><text:span text:style-name="T87">Equipe</text:span><text:span text:style-name="T88">: Rogério Tristão</text:span><text:span text:style-name="T89"><text:s/>Junior</text:span><text:span text:style-name="T90"><text:s/></text:span></text:p>
      <text:p text:style-name="P91"><text:span text:style-name="T92">Artefato</text:span><text:span text:style-name="T93">: Nenhum.</text:span></text:p>
      <text:p text:style-name="P94"/>
      <text:p text:style-name="P95"><text:span text:style-name="T96">Atividade</text:span><text:span text:style-name="T97">: Revisão de códigos fontes</text:span><text:span text:style-name="T98"><text:tab/></text:span><text:span text:style-name="T99"><text:tab/></text:span><text:span text:style-name="T100"><text:tab/><text:s/></text:span><text:span text:style-name="T101"><text:tab/></text:span><text:span text:style-name="T102"><text:tab/></text:span><text:span text:style-name="T103">Esforço</text:span><text:span text:style-name="T104">: 1 hora</text:span></text:p>
      <text:p text:style-name="P105"><text:span text:style-name="T106">Descrição</text:span><text:span text:style-name="T107">: Realizado a revisão de códigos fonte do projeto mobile para que fique menos complexo, com mais qualidade e manutenível.</text:span></text:p>
      <text:p text:style-name="P108"><text:span text:style-name="T109">Produtos</text:span><text:span text:style-name="T110">: Nenhum.</text:span></text:p>
      <text:p text:style-name="P111"><text:span text:style-name="T112">Equipe</text:span><text:span text:style-name="T113">: Rogério<text:s/></text:span><text:span text:style-name="T114">Tristão Junior</text:span><text:span text:style-name="T115"><text:s/></text:span></text:p>
      <text:p text:style-name="P116"><text:span text:style-name="T117">Artefato</text:span><text:span text:style-name="T118">: Nenhum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0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list-style style:name="LS1" style:display-name="LS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4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language="pt" fo:country="BR"/>
    </style:style>
    <style:style style:name="T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language="pt" fo:country="BR"/>
    </style:style>
  </office:automatic-styles>
  <office:master-styles>
    <style:master-page style:name="MP0" style:page-layout-name="PL0">
      <style:header>
        <text:p text:style-name="P2"><text:span text:style-name="T3">Fábrica de Software – Instituto de Informática – Universidade Federal de Goiás</text:span></text:p>
        <text:p text:style-name="P4">ContPatri</text:p>
        <text:p text:style-name="Standard"><text:span text:style-name="T5">Relatório Individual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hais cardoso moura de souza</meta:initial-creator>
    <dc:creator>Rogerio Tristão Junior</dc:creator>
    <meta:creation-date>2013-09-03T00:02:00Z</meta:creation-date>
    <dc:date>2013-09-03T02:13:00Z</dc:date>
    <meta:template xlink:href="Normal" xlink:type="simple"/>
    <meta:editing-cycles>3</meta:editing-cycles>
    <meta:editing-duration>PT180S</meta:editing-duration>
    <meta:document-statistic meta:page-count="2" meta:paragraph-count="2" meta:word-count="232" meta:character-count="1487" meta:row-count="10" meta:non-whitespace-character-count="1257"/>
  </office:meta>
</office:document-meta>
</file>